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be7d" officeooo:paragraph-rsid="0008be7d"/>
    </style:style>
    <style:style style:name="P2" style:family="paragraph" style:parent-style-name="Text_20_body">
      <style:text-properties officeooo:paragraph-rsid="000990ae"/>
    </style:style>
    <style:style style:name="P3" style:family="paragraph" style:parent-style-name="Text_20_body">
      <style:text-properties officeooo:paragraph-rsid="000a69d0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ubtitle">
      <style:text-properties officeooo:rsid="0008be7d" officeooo:paragraph-rsid="0008be7d"/>
    </style:style>
    <style:style style:name="P6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8f21f"/>
    </style:style>
    <style:style style:name="T2" style:family="text">
      <style:text-properties fo:font-style="italic" officeooo:rsid="0008f21f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8f21f" style:font-style-asian="normal" style:font-style-complex="normal"/>
    </style:style>
    <style:style style:name="T5" style:family="text">
      <style:text-properties fo:font-style="normal" officeooo:rsid="000990ae" style:font-style-asian="normal" style:font-style-complex="normal"/>
    </style:style>
    <style:style style:name="T6" style:family="text">
      <style:text-properties fo:font-style="normal" officeooo:rsid="000a69d0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luno: Carlos Gabriel Silva Stedile</text:p>
      <text:h text:style-name="P6" text:outline-level="1">Estimando Software: um Estudo de Caso</text:h>
      <text:p text:style-name="P5">Minhas opiniões</text:p>
      <text:p text:style-name="P1"/>
      <text:p text:style-name="P2"><text:span text:style-name="T1">Esse estudo de caso é uma amostra do quão é importante a engenharia de software e requisitos para o desenvolvimento de um software </text:span><text:span text:style-name="T2">COTS</text:span><text:span text:style-name="T4">, como a escolha de metodologia de desenvolvimento, a elicitação de requisitos, o design e o planejamento e execução do projeto. </text:span><text:span text:style-name="T5">Esse</text:span><text:span text:style-name="T3"> estudo ilustra uma situação </text:span><text:span text:style-name="T5">rotineira n</text:span><text:span text:style-name="T3">as empresas de software </text:span><text:span text:style-name="T5">mostra a utilidade da</text:span><text:span text:style-name="T3"> técnica de estimação de software.</text:span></text:p>
      <text:p text:style-name="P3"><text:span text:style-name="T5">É importante ter conhecimento dos resultados de uma estimação para evitar erros na hora de especificar as funcionalidades. </text:span><text:span text:style-name="T6">Realizar a estimativa por pontos de função é razoável quando comparada com o julgamento de um especialista. C</text:span><text:span text:style-name="T5">aso o resultado dessa estimativa não esteja como previsto, é importante fazer a revisão do passo a passo da criação da estimativa. </text:span><text:span text:style-name="T6">E mesmo que a utilização da média de horas por pontos de função possa ser usada inicialmente, é necessário registrar os dados do desenvolvimento para estimações futuras, os quais podem ser utilizados para a criação de estimativas mais próximas à realidade para os próximos projet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20:26:03.358000000</meta:creation-date>
    <dc:date>2018-02-08T21:04:54.104000000</dc:date>
    <meta:editing-duration>PT8M8S</meta:editing-duration>
    <meta:editing-cycles>1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5" meta:word-count="178" meta:character-count="1119" meta:non-whitespace-character-count="946"/>
  </office:meta>
</office:document-meta>
</file>